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3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Primeira Versão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empo</text:p>
          </table:table-cell>
          <table:table-cell table:number-columns-repeated="9"/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" office:value-type="float" office:value="0.0000014" calcext:value-type="float">
            <text:p>1,40E-06</text:p>
          </table:table-cell>
          <table:table-cell table:number-columns-repeated="2" table:style-name="ce3" office:value-type="float" office:value="0.0000012" calcext:value-type="float">
            <text:p>1,20E-06</text:p>
          </table:table-cell>
          <table:table-cell table:style-name="ce3" office:value-type="float" office:value="0.0000015" calcext:value-type="float">
            <text:p>1,50E-06</text:p>
          </table:table-cell>
          <table:table-cell table:style-name="ce3" office:value-type="float" office:value="0.0000017" calcext:value-type="float">
            <text:p>1,70E-06</text:p>
          </table:table-cell>
          <table:table-cell table:number-columns-repeated="2" table:style-name="ce3" office:value-type="float" office:value="0.0000013" calcext:value-type="float">
            <text:p>1,30E-06</text:p>
          </table:table-cell>
          <table:table-cell table:style-name="ce3" office:value-type="float" office:value="0.0000016" calcext:value-type="float">
            <text:p>1,60E-06</text:p>
          </table:table-cell>
          <table:table-cell table:number-columns-repeated="2" table:style-name="ce3" office:value-type="float" office:value="0.0000011" calcext:value-type="float">
            <text:p>1,10E-06</text:p>
          </table:table-cell>
          <table:table-cell table:formula="of:=MEDIAN([.C2:.K2])" office:value-type="float" office:value="0.0000013" calcext:value-type="float">
            <text:p>1,3E-0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3" office:value-type="float" office:value="0.0000022" calcext:value-type="float">
            <text:p>2,20E-06</text:p>
          </table:table-cell>
          <table:table-cell table:style-name="ce3" office:value-type="float" office:value="0.0000014" calcext:value-type="float">
            <text:p>1,40E-06</text:p>
          </table:table-cell>
          <table:table-cell table:style-name="ce3" office:value-type="float" office:value="0.0000023" calcext:value-type="float">
            <text:p>2,30E-06</text:p>
          </table:table-cell>
          <table:table-cell table:style-name="ce3" office:value-type="float" office:value="0.0000024" calcext:value-type="float">
            <text:p>2,40E-06</text:p>
          </table:table-cell>
          <table:table-cell table:style-name="ce3" office:value-type="float" office:value="0.0000021" calcext:value-type="float">
            <text:p>2,10E-06</text:p>
          </table:table-cell>
          <table:table-cell table:style-name="ce3" office:value-type="float" office:value="0.0000026" calcext:value-type="float">
            <text:p>2,60E-06</text:p>
          </table:table-cell>
          <table:table-cell table:style-name="ce3" office:value-type="float" office:value="0.0000016" calcext:value-type="float">
            <text:p>1,60E-06</text:p>
          </table:table-cell>
          <table:table-cell table:number-columns-repeated="2" table:style-name="ce3" office:value-type="float" office:value="0.0000023" calcext:value-type="float">
            <text:p>2,30E-06</text:p>
          </table:table-cell>
          <table:table-cell table:style-name="ce3" office:value-type="float" office:value="0.0000019" calcext:value-type="float">
            <text:p>1,90E-06</text:p>
          </table:table-cell>
          <table:table-cell table:formula="of:=MEDIAN([.C3:.K3])" office:value-type="float" office:value="0.0000023" calcext:value-type="float">
            <text:p>2,3E-0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3" office:value-type="float" office:value="0.0000288" calcext:value-type="float">
            <text:p>2,88E-05</text:p>
          </table:table-cell>
          <table:table-cell table:style-name="ce3" office:value-type="float" office:value="0.0000057" calcext:value-type="float">
            <text:p>5,70E-06</text:p>
          </table:table-cell>
          <table:table-cell table:number-columns-repeated="2" table:style-name="ce3" office:value-type="float" office:value="0.0000051" calcext:value-type="float">
            <text:p>5,10E-06</text:p>
          </table:table-cell>
          <table:table-cell table:style-name="ce3" office:value-type="float" office:value="0.0000053" calcext:value-type="float">
            <text:p>5,30E-06</text:p>
          </table:table-cell>
          <table:table-cell table:style-name="ce3" office:value-type="float" office:value="0.0000051" calcext:value-type="float">
            <text:p>5,10E-06</text:p>
          </table:table-cell>
          <table:table-cell table:style-name="ce3" office:value-type="float" office:value="0.000005" calcext:value-type="float">
            <text:p>5,00E-06</text:p>
          </table:table-cell>
          <table:table-cell table:style-name="ce3" office:value-type="float" office:value="0.0000049" calcext:value-type="float">
            <text:p>4,90E-06</text:p>
          </table:table-cell>
          <table:table-cell table:style-name="ce3" office:value-type="float" office:value="0.0000046" calcext:value-type="float">
            <text:p>4,60E-06</text:p>
          </table:table-cell>
          <table:table-cell table:style-name="ce3" office:value-type="float" office:value="0.000005" calcext:value-type="float">
            <text:p>5,00E-06</text:p>
          </table:table-cell>
          <table:table-cell table:formula="of:=MEDIAN([.C4:.K4])" office:value-type="float" office:value="0.0000051" calcext:value-type="float">
            <text:p>5,1E-0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3" office:value-type="float" office:value="0.0000054" calcext:value-type="float">
            <text:p>5,40E-06</text:p>
          </table:table-cell>
          <table:table-cell table:style-name="ce3" office:value-type="float" office:value="0.0000069" calcext:value-type="float">
            <text:p>6,90E-06</text:p>
          </table:table-cell>
          <table:table-cell table:style-name="ce3" office:value-type="float" office:value="0.0000053" calcext:value-type="float">
            <text:p>5,30E-06</text:p>
          </table:table-cell>
          <table:table-cell table:style-name="ce3" office:value-type="float" office:value="0.0000055" calcext:value-type="float">
            <text:p>5,50E-06</text:p>
          </table:table-cell>
          <table:table-cell table:style-name="ce3" office:value-type="float" office:value="0.0000056" calcext:value-type="float">
            <text:p>5,60E-06</text:p>
          </table:table-cell>
          <table:table-cell table:style-name="ce3" office:value-type="float" office:value="0.0000059" calcext:value-type="float">
            <text:p>5,90E-06</text:p>
          </table:table-cell>
          <table:table-cell table:style-name="ce3" office:value-type="float" office:value="0.0000056" calcext:value-type="float">
            <text:p>5,60E-06</text:p>
          </table:table-cell>
          <table:table-cell table:style-name="ce3" office:value-type="float" office:value="0.000006" calcext:value-type="float">
            <text:p>6,00E-06</text:p>
          </table:table-cell>
          <table:table-cell table:style-name="ce3" office:value-type="float" office:value="0.0000055" calcext:value-type="float">
            <text:p>5,50E-06</text:p>
          </table:table-cell>
          <table:table-cell table:style-name="ce3" office:value-type="float" office:value="0.0000057" calcext:value-type="float">
            <text:p>5,70E-06</text:p>
          </table:table-cell>
          <table:table-cell table:formula="of:=MEDIAN([.C5:.K5])" office:value-type="float" office:value="0.0000056" calcext:value-type="float">
            <text:p>5,6E-0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ce3" office:value-type="float" office:value="0.0000055" calcext:value-type="float">
            <text:p>5,50E-06</text:p>
          </table:table-cell>
          <table:table-cell table:style-name="ce3" office:value-type="float" office:value="0.000006" calcext:value-type="float">
            <text:p>6,00E-06</text:p>
          </table:table-cell>
          <table:table-cell table:style-name="ce3" office:value-type="float" office:value="0.0000059" calcext:value-type="float">
            <text:p>5,90E-06</text:p>
          </table:table-cell>
          <table:table-cell table:style-name="ce3" office:value-type="float" office:value="0.0000062" calcext:value-type="float">
            <text:p>6,20E-06</text:p>
          </table:table-cell>
          <table:table-cell table:style-name="ce3" office:value-type="float" office:value="0.0000057" calcext:value-type="float">
            <text:p>5,70E-06</text:p>
          </table:table-cell>
          <table:table-cell table:style-name="ce3" office:value-type="float" office:value="0.0000051" calcext:value-type="float">
            <text:p>5,10E-06</text:p>
          </table:table-cell>
          <table:table-cell table:style-name="ce3" office:value-type="float" office:value="0.0000058" calcext:value-type="float">
            <text:p>5,80E-06</text:p>
          </table:table-cell>
          <table:table-cell table:style-name="ce3" office:value-type="float" office:value="0.0000056" calcext:value-type="float">
            <text:p>5,60E-06</text:p>
          </table:table-cell>
          <table:table-cell table:style-name="ce3" office:value-type="float" office:value="0.0000057" calcext:value-type="float">
            <text:p>5,70E-06</text:p>
          </table:table-cell>
          <table:table-cell table:style-name="ce3" office:value-type="float" office:value="0.0000058" calcext:value-type="float">
            <text:p>5,80E-06</text:p>
          </table:table-cell>
          <table:table-cell table:formula="of:=MEDIAN([.C6:.K6])" office:value-type="float" office:value="0.0000058" calcext:value-type="float">
            <text:p>5,8E-06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Servido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t 1</text:p>
          </table:table-cell>
          <table:table-cell table:number-columns-repeated="2"/>
          <table:table-cell office:value-type="string" calcext:value-type="string">
            <text:p>Part 2</text:p>
          </table:table-cell>
          <table:table-cell table:number-columns-repeated="2"/>
          <table:table-cell office:value-type="string" calcext:value-type="string">
            <text:p>Part 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empo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10943" calcext:value-type="float">
            <text:p>0,001094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10335" calcext:value-type="float">
            <text:p>0,001033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10394" calcext:value-type="float">
            <text:p>0,0010394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825" calcext:value-type="float">
            <text:p>0,0082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08239" calcext:value-type="float">
            <text:p>0,00823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08195" calcext:value-type="float">
            <text:p>0,008195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3765" calcext:value-type="float">
            <text:p>0,1376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134892" calcext:value-type="float">
            <text:p>0,134892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133133" calcext:value-type="float">
            <text:p>0,133133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96608" calcext:value-type="float">
            <text:p>1,96608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.7894" calcext:value-type="float">
            <text:p>1,7894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.9721" calcext:value-type="float">
            <text:p>1,9721</text:p>
          </table:table-cell>
          <table:table-cell table:number-columns-repeated="4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7.99765" calcext:value-type="float">
            <text:p>7,9976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7.96247" calcext:value-type="float">
            <text:p>7,96247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7.6181" calcext:value-type="float">
            <text:p>7,6181</text:p>
          </table:table-cell>
          <table:table-cell table:number-columns-repeated="4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Cas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t 1</text:p>
          </table:table-cell>
          <table:table-cell table:number-columns-repeated="2"/>
          <table:table-cell office:value-type="string" calcext:value-type="string">
            <text:p>Part 2</text:p>
          </table:table-cell>
          <table:table-cell table:number-columns-repeated="2"/>
          <table:table-cell office:value-type="string" calcext:value-type="string">
            <text:p>Part 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empo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0013475 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0.0148221 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0.0013122 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.0116013 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148221 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111286 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0.475734 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47853 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242349 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3.56902 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3.54518 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1.82514 </text:p>
          </table:table-cell>
          <table:table-cell table:number-columns-repeated="4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2.168" calcext:value-type="float">
            <text:p>32,168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0.544" calcext:value-type="float">
            <text:p>30,544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6.18717 </text:p>
          </table:table-cell>
          <table:table-cell table:number-columns-repeated="4"/>
        </table:table-row>
      </table:table>
      <table:table table:name="Casa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Part 1</text:p>
          </table:table-cell>
          <table:table-cell table:number-columns-repeated="2"/>
          <table:table-cell office:value-type="string" calcext:value-type="string">
            <text:p>Part 2</text:p>
          </table:table-cell>
          <table:table-cell table:number-columns-repeated="2"/>
          <table:table-cell office:value-type="string" calcext:value-type="string">
            <text:p>Part 3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13819" calcext:value-type="float">
            <text:p>0,00138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17117" calcext:value-type="float">
            <text:p>0,001711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14775" calcext:value-type="float">
            <text:p>0,001477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128335" calcext:value-type="float">
            <text:p>0,012833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139805" calcext:value-type="float">
            <text:p>0,013980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132012" calcext:value-type="float">
            <text:p>0,013201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518457" calcext:value-type="float">
            <text:p>0,518457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51274" calcext:value-type="float">
            <text:p>0,51274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256493" calcext:value-type="float">
            <text:p>0,25649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.03742" calcext:value-type="float">
            <text:p>4,03742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.37631" calcext:value-type="float">
            <text:p>4,3763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.12084" calcext:value-type="float">
            <text:p>2,1208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1.1972" calcext:value-type="float">
            <text:p>31,1972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0.4692" calcext:value-type="float">
            <text:p>30,4692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6.89262" calcext:value-type="float">
            <text:p>6,8926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Part1 com Part2</text:p>
          </table:table-cell>
          <table:table-cell table:number-columns-repeated="2"/>
          <table:table-cell office:value-type="string" calcext:value-type="string">
            <text:p>Part1 com Part3</text:p>
          </table:table-cell>
          <table:table-cell table:number-columns-repeated="2"/>
          <table:table-cell office:value-type="string" calcext:value-type="string">
            <text:p>Part2 com Parte 3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[.E3])/([.B3])" office:value-type="float" office:value="1.23865692162964" calcext:value-type="float">
            <text:p>1,23865692162964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B3]/[.H3]" office:value-type="float" office:value="0.935296108291032" calcext:value-type="float">
            <text:p>0,935296108291032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E3]/[.H3]" office:value-type="float" office:value="1.15851099830795" calcext:value-type="float">
            <text:p>1,1585109983079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([.E4])/([.B4])" office:value-type="float" office:value="1.08937546265633" calcext:value-type="float">
            <text:p>1,08937546265633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B4]/[.H4]" office:value-type="float" office:value="0.972146471532891" calcext:value-type="float">
            <text:p>0,972146471532891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E4]/[.H4]" office:value-type="float" office:value="1.05903251219586" calcext:value-type="float">
            <text:p>1,0590325121958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([.E5])/([.B5])" office:value-type="float" office:value="0.98897304887387" calcext:value-type="float">
            <text:p>0,98897304887387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B5]/[.H5]" office:value-type="float" office:value="2.02133001680358" calcext:value-type="float">
            <text:p>2,02133001680358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E5]/[.H5]" office:value-type="float" office:value="1.99904090949851" calcext:value-type="float">
            <text:p>1,9990409094985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[.E6])/([.B6])" office:value-type="float" office:value="1.08393726686845" calcext:value-type="float">
            <text:p>1,08393726686845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B6]/[.H6]" office:value-type="float" office:value="1.90368910431716" calcext:value-type="float">
            <text:p>1,90368910431716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E6]/[.H6]" office:value-type="float" office:value="2.06347956470078" calcext:value-type="float">
            <text:p>2,0634795647007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([.E7])/([.B7])" office:value-type="float" office:value="0.976664572461631" calcext:value-type="float">
            <text:p>0,976664572461631</text:p>
          </table:table-cell>
          <table:table-cell/>
          <table:table-cell office:value-type="float" office:value="1500" calcext:value-type="float">
            <text:p>1500</text:p>
          </table:table-cell>
          <table:table-cell table:formula="of:=[.B7]/[.H7]" office:value-type="float" office:value="4.52617437200948" calcext:value-type="float">
            <text:p>4,52617437200948</text:p>
          </table:table-cell>
          <table:table-cell/>
          <table:table-cell office:value-type="float" office:value="1500" calcext:value-type="float">
            <text:p>1500</text:p>
          </table:table-cell>
          <table:table-cell table:formula="of:=[.E7]/[.H7]" office:value-type="float" office:value="4.42055415792543" calcext:value-type="float">
            <text:p>4,420554157925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3">00/00/0000</text:date>, <text:time style:data-style-name="N2" text:time-value="08:45:27.7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0.4$Windows_X86_64 LibreOffice_project/057fc023c990d676a43019934386b85b21a9ee99</meta:generator>
    <dc:date>2019-09-03T09:41:11.937000000</dc:date>
    <meta:editing-duration>PT4H37M23S</meta:editing-duration>
    <meta:editing-cycles>70</meta:editing-cycles>
    <meta:document-statistic meta:table-count="2" meta:cell-count="221" meta:object-count="0"/>
  </office:meta>
</office:document-meta>
</file>